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8.0pt"/>
    </style:style>
    <style:style style:name="P2" style:family="paragraph" style:parent-style-name="Standard">
      <style:paragraph-properties style:line-spacing="0.0139in"/>
      <style:text-properties style:font-name="Arial" fo:font-size="18.0pt"/>
    </style:style>
    <style:style style:name="P3" style:family="paragraph" style:parent-style-name="Standard">
      <style:paragraph-properties fo:margin-left="0.3194in" style:line-spacing="0.0139in"/>
      <style:text-properties style:font-name="Arial" fo:font-size="18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style:text-underline-style="solid" style:text-underline-color="#dca10d" fo:color="#dca10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mrcloudbook.com/open-source-project-implementing-devsecops-for-openai-chatbot-ui-deployment-devsecops/</text:p>
      <text:p text:style-name="P1"/>
      <text:p text:style-name="P1"/>
      <text:p text:style-name="P1">https://github.com/mckaywrigley/chatbot-ui</text:p>
      <text:p text:style-name="P1"/>
      <text:p text:style-name="P1"/>
      <text:p text:style-name="P1">https://www.youtube.com/watch?v=NgzETvHZUnU</text:p>
      <text:p text:style-name="P1"/>
      <text:p text:style-name="P1"/>
      <text:p text:style-name="P1">Kubernetes-yaml file:</text:p>
      <text:p text:style-name="P1"/>
      <text:p text:style-name="P1">https://github.com/Aj7Ay/chatbot-ui/blob/legacy/k8s/chatbot-ui.yaml</text:p>
      <text:p text:style-name="P1"/>
      <text:p text:style-name="P1"/>
      <text:p text:style-name="P1"/>
      <text:p text:style-name="P1"/>
      <text:p text:style-name="P1"><text:span text:style-name="T1"> </text:span><text:span text:style-name="T2">Install Plugins like JDK, Sonarqube Scanner, NodeJs, OWASP Dependency Check</text:span></text:p>
      <text:p text:style-name="P2"><text:span text:style-name="T2">Install Plugin</text:span></text:p>
      <text:p text:style-name="P2">Goto Manage Jenkins →Plugins → Available Plugins →</text:p>
      <text:p text:style-name="P2">Install below plugins</text:p>
      <text:p text:style-name="P2">Blue ocean</text:p>
      <text:p text:style-name="P2">1 → Eclipse Temurin Installer</text:p>
      <text:p text:style-name="P2">2 → SonarQube Scanner</text:p>
      <text:p text:style-name="P2">3 → NodeJs Plugin</text:p>
      <text:p text:style-name="P2">4 → Docker</text:p>
      <text:p text:style-name="P2">5 → Docker commons</text:p>
      <text:p text:style-name="P2">6 → Docker pipeline</text:p>
      <text:p text:style-name="P2">7 → Docker API</text:p>
      <text:p text:style-name="P2">8 → Docker Build step</text:p>
      <text:p text:style-name="P2">9 → Owasp Dependency Check</text:p>
      <text:p text:style-name="P2">10 → Kubernetes</text:p>
      <text:p text:style-name="P2">11 → Kubernetes CLI</text:p>
      <text:p text:style-name="P2">12 → Kubernetes Client API</text:p>
      <text:p text:style-name="P3">13 → Kubernetes Pipeline DevOps steps</text:p>
      <text:p text:style-name="P1"/>
      <text:p text:style-name="P1"><text:span text:style-name="T1"> </text:span></text:p>
      <text:p text:style-name="P1"><text:span text:style-name="T1">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</text:span></text:p>
      <text:p text:style-name="P1"><text:span text:style-name="T1"> </text:span></text:p>
      <text:p text:style-name="P1"><text:span text:style-name="T1"> </text:span></text:p>
      <text:p text:style-name="P1"><text:span text:style-name="T1"> </text:span></text:p>
      <text:p text:style-name="P1"><text:span text:style-name="T1">pipeline {</text:span></text:p>
      <text:p text:style-name="P1"><text:span text:style-name="T1"><text:s text:c="4"/>agent any</text:span></text:p>
      <text:p text:style-name="P1"><text:span text:style-name="T1"><text:s text:c="4"/>tools {</text:span></text:p>
      <text:p text:style-name="P1"><text:span text:style-name="T1"><text:s text:c="8"/>jdk 'jdk20'</text:span></text:p>
      <text:p text:style-name="P1"><text:span text:style-name="T1"><text:s text:c="8"/>nodejs 'nodeJS'</text:span></text:p>
      <text:p text:style-name="P1"><text:span text:style-name="T1"><text:s text:c="4"/>}</text:span></text:p>
      <text:p text:style-name="P1"><text:span text:style-name="T1"><text:s text:c="4"/>environment {</text:span></text:p>
      <text:p text:style-name="P1"><text:span text:style-name="T1"><text:s text:c="8"/>SCANNER_HOME = tool 'sonar-scanner'</text:span></text:p>
      <text:p text:style-name="P1"><text:span text:style-name="T1"><text:s text:c="4"/>}</text:span></text:p>
      <text:p text:style-name="P1"><text:span text:style-name="T1"><text:s text:c="4"/>stages {</text:span></text:p>
      <text:p text:style-name="P1"><text:span text:style-name="T1"><text:s text:c="8"/>stage('Checkout from Git') {</text:span></text:p>
      <text:p text:style-name="P1"><text:span text:style-name="T1"><text:s text:c="12"/>steps {</text:span></text:p>
      <text:p text:style-name="P1"><text:span text:style-name="T1"><text:s text:c="16"/>git branch: 'legacy', url: 'https://github.com/Sravyatirumala/chatbot-ui.git'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stage('Install Dependencies') {</text:span></text:p>
      <text:p text:style-name="P1"><text:span text:style-name="T1"><text:s text:c="12"/>steps {</text:span></text:p>
      <text:p text:style-name="P1"><text:span text:style-name="T1"><text:s text:c="16"/>sh 'npm install'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stage('SonarQube Analysis') {</text:span></text:p>
      <text:p text:style-name="P1"><text:span text:style-name="T1"><text:s text:c="12"/>steps {</text:span></text:p>
      <text:p text:style-name="P1"><text:span text:style-name="T1"><text:s text:c="16"/>withSonarQubeEnv('sonar-server') {</text:span></text:p>
      <text:p text:style-name="P1"><text:span text:style-name="T1"><text:s text:c="20"/>sh '''${SCANNER_HOME}/bin/sonar-scanner \</text:span></text:p>
      <text:p text:style-name="P1"><text:span text:style-name="T1"><text:s text:c="24"/>-Dsonar.projectName=Chatbot \</text:span></text:p>
      <text:p text:style-name="P1"><text:span text:style-name="T1"><text:s text:c="24"/>-Dsonar.projectKey=Chatbot'''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stage('Quality Gate') {</text:span></text:p>
      <text:p text:style-name="P1"><text:span text:style-name="T1"><text:s text:c="12"/>steps {</text:span></text:p>
      <text:p text:style-name="P1"><text:span text:style-name="T1"><text:s text:c="16"/>script {</text:span></text:p>
      <text:p text:style-name="P1"><text:span text:style-name="T1"><text:s text:c="20"/>waitForQualityGate abortPipeline: false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// Uncomment if OWASP Dependency Check is configured</text:span></text:p>
      <text:p text:style-name="P1"><text:span text:style-name="T1"><text:s text:c="8"/>// stage('OWASP FS SCAN') {</text:span></text:p>
      <text:p text:style-name="P1"><text:span text:style-name="T1"><text:s text:c="8"/>// <text:s text:c="4"/>steps {</text:span></text:p>
      <text:p text:style-name="P1"><text:span text:style-name="T1"><text:s text:c="8"/>// <text:s text:c="8"/>dependencyCheck additionalArguments: '--scan ./ --disableYarnAudit --disableNodeAudit', odcInstallation: 'DP-Check'</text:span></text:p>
      <text:p text:style-name="P1"><text:span text:style-name="T1"><text:s text:c="8"/>// <text:s text:c="8"/>dependencyCheckPublisher pattern: '**/dependency-check-report.xml'</text:span></text:p>
      <text:p text:style-name="P1"><text:span text:style-name="T1"><text:s text:c="8"/>// <text:s text:c="4"/>}</text:span></text:p>
      <text:p text:style-name="P1"><text:span text:style-name="T1"><text:s text:c="8"/>// }</text:span></text:p>
      <text:p text:style-name="P1"><text:span text:style-name="T1"/></text:p>
      <text:p text:style-name="P1"><text:span text:style-name="T1"><text:s text:c="8"/>stage('Docker Build &amp; Push') {</text:span></text:p>
      <text:p text:style-name="P1"><text:span text:style-name="T1"><text:s text:c="12"/>steps {</text:span></text:p>
      <text:p text:style-name="P1"><text:span text:style-name="T1"><text:s text:c="16"/>script {</text:span></text:p>
      <text:p text:style-name="P1"><text:span text:style-name="T1"><text:s text:c="20"/>withDockerRegistry(credentialsId: 'Docker-creds') {</text:span></text:p>
      <text:p text:style-name="P1"><text:span text:style-name="T1"><text:s text:c="24"/>sh 'docker build -t chatbot .'</text:span></text:p>
      <text:p text:style-name="P1"><text:span text:style-name="T1"><text:s text:c="24"/>sh 'docker tag chatbot sravyatirumala/chatbot:latest'</text:span></text:p>
      <text:p text:style-name="P1"><text:span text:style-name="T1"><text:s text:c="24"/>sh 'docker push sravyatirumala/chatbot:latest'</text:span></text:p>
      <text:p text:style-name="P1"><text:span text:style-name="T1"><text:s text:c="20"/>}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stage('Trivy Scan') {</text:span></text:p>
      <text:p text:style-name="P1"><text:span text:style-name="T1"><text:s text:c="12"/>steps {</text:span></text:p>
      <text:p text:style-name="P1"><text:span text:style-name="T1"><text:s text:c="16"/>sh 'trivy image sravyatirumala/chatbot:latest --format json &gt; trivy.json'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stage('Deploy to Container') {</text:span></text:p>
      <text:p text:style-name="P1"><text:span text:style-name="T1"><text:s text:c="12"/>steps {</text:span></text:p>
      <text:p text:style-name="P1"><text:span text:style-name="T1"><text:s text:c="16"/>sh 'docker run -d --name chatbot -p 3000:3000 sravyatirumala/chatbot:latest || true'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8"/>stage('Deploy to Kubernetes') {</text:span></text:p>
      <text:p text:style-name="P1"><text:span text:style-name="T1"><text:s text:c="9"/>steps {</text:span></text:p>
      <text:p text:style-name="P1"><text:span text:style-name="T1"><text:s text:c="11"/>script {</text:span></text:p>
      <text:p text:style-name="P1"><text:span text:style-name="T1"><text:s text:c="14"/>withKubeConfig(credentialsId: 'k8scert') {</text:span></text:p>
      <text:p text:style-name="P1"><text:span text:style-name="T1"><text:s text:c="16"/>sh 'kubectl apply -f k8s/namespace.yaml'</text:span></text:p>
      <text:p text:style-name="P1"><text:span text:style-name="T1"><text:s text:c="16"/>sh 'kubectl apply -f k8s/secret.yaml'</text:span></text:p>
      <text:p text:style-name="P1"><text:span text:style-name="T1"><text:s text:c="16"/>sh 'kubectl apply -f k8s/chatbot-ui.yaml'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/><text:span text:style-name="T1"> </text:span></text:p>
      <text:p text:style-name="P1"><text:span text:style-name="T1"> ……………………………………………………………………..</text:span></text:p>
      <text:p text:style-name="P1"/>
      <text:p text:style-name="P2">Click on <text:a xlink:type="simple" xlink:href="http://openai.com/"><text:span text:style-name="T3">openai.com</text:span></text:a> to generate the API TOKEN</text:p>
      <text:p text:style-name="P2"/>
      <text:p text:style-name="P2">https://platform.openai.com/settings/organization/api-keys</text:p>
      <text:p text:style-name="P2"/>
      <text:p text:style-name="P2">Or we an generate from : <text:s/>https://rapidapi.com/</text:p>
      <text:p text:style-name="P2"/>
      <text:p text:style-name="P2"/>
      <text:p text:style-name="P2">Create new <text:s/>secret key</text:p>
      <text:p text:style-name="P2"/>
      <text:p text:style-name="P2">Name: chatbot : <text:s/>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</text:p>
      <text:p text:style-name="P2"/>
      <text:p text:style-name="P2"/>
      <text:p text:style-name="P1">OPENAI_API_KEY: c2stcHJvai1wc0o0bGNCamQ2MHFDc0pZM1dpZHlOVWZhX0pBcDI5WHlOZEt3RlpEMTZ1ZkE3VW1PMTVzZmQxaGh3OEdDZ2o0UkF6T2c2ZzN5SFQzQmxia0ZKTThTV3lidGttWm5zOUlsVzJkUmJyQ0NRUjkya3FVdDNrU3pGX01xSWFPTFljbXJuLXctRVBDUS11TVJxaURFSHpXenFKenNmY0E=</text:p>
      <text:p text:style-name="P1"/>
      <text:p text:style-name="P2">Come back to chatbot UI that we deployed and bottom of the page you will see OpenAI API key and give the Generated key and click on save (RIGHT MARK)</text:p>
      <text:p text:style-name="P2"/>
      <text:p text:style-name="P2"/>
      <text:p text:style-name="P1"><text:span text:style-name="T1">……………………………………………………………………..  ……………………………………………………………………..</text:span></text:p>
      <text:p text:style-name="P1"><text:span text:style-name="T1">aws eks update-kubeconfig --name my-eks-cluster —region us-east-2</text:span></text:p>
      <text:p text:style-name="P1"><text:span text:style-name="T1"> </text:span></text:p>
      <text:p text:style-name="P1"><text:span text:style-name="T1"> </text:span></text:p>
      <text:p text:style-name="P1"><text:span text:style-name="T1">cd .kube</text:span></text:p>
      <text:p text:style-name="P1"><text:span text:style-name="T1">cat config</text:span></text:p>
      <text:p text:style-name="P1"><text:span text:style-name="T1"> </text:span></text:p>
      <text:p text:style-name="P1"><text:span text:style-name="T1"> </text:span></text:p>
      <text:p text:style-name="P1"><text:span text:style-name="T1">Save this in local and upload in below conf.</text:span></text:p>
      <text:p text:style-name="P1"><text:span text:style-name="T1"> </text:span></text:p>
      <text:p text:style-name="P1"><text:span text:style-name="T1"> </text:span></text:p>
      <text:p text:style-name="P1"><text:span text:style-name="T1">Go to manage Jenkins –&gt; manage credentials –&gt; Click on Jenkins global –&gt; add credentials</text:span></text:p>
      <text:p text:style-name="P1"><text:span text:style-name="T1">Select Kind as Secret file and choose the file that you saved in your local for kubernetes configuration.</text:span></text:p>
      <text:p text:style-name="P1"><text:span text:style-name="T1"> </text:span></text:p>
      <text:p text:style-name="P1"><text:span text:style-name="T1"> ……………………………………………………………………..  ……………………………………………………………………..</text:span></text:p>
      <text:p text:style-name="P1"/>
      <text:p text:style-name="P1"><text:span text:style-name="T1">https://github.com/Aj7Ay/chatbot-ui/blob/legacy/k8s/chatbot-ui.yaml</text:span></text:p>
      <text:p text:style-name="P1"><text:span text:style-name="T1"><text:s/>Give base code in this file and edit image name.</text:span></text:p>
      <text:p text:style-name="P1"/>
      <text:p text:style-name="P1">echo -n ' api’-key | base64</text:p>
      <text:p text:style-name="P1"/>
      <text:p text:style-name="P1">We will get base 64 code paste in this file.</text:p>
      <text:p text:style-name="P1"><text:span text:style-name="T1"> ……………………………………………………………………..  ……………………………………………………………………..</text:span></text:p>
      <text:p text:style-name="P1"/>
      <text:p text:style-name="P1">Create namespace:</text:p>
      <text:p text:style-name="P1"/>
      <text:p text:style-name="P1">kubectl create ns chatbot-ui</text:p>
      <text:p text:style-name="P1"/>
      <text:p text:style-name="P1">vi chatbot-secret.yml</text:p>
      <text:p text:style-name="P1"/>
      <text:p text:style-name="P1">apiVersion: v1</text:p>
      <text:p text:style-name="P1">kind: Secret</text:p>
      <text:p text:style-name="P1">metadata:</text:p>
      <text:p text:style-name="P1"><text:s text:c="2"/>namespace: chatbot-ui</text:p>
      <text:p text:style-name="P1"><text:s text:c="2"/>name: chatbot-ui</text:p>
      <text:p text:style-name="P1">type: Opaque</text:p>
      <text:p text:style-name="P1">data:</text:p>
      <text:p text:style-name="P1"><text:s text:c="2"/>OPENAI_API_KEY: <text:s/>c2stcHJvai10M29zTlpIX3NjZ0l6cEp1SUNiaVJ2UExOdWlVLU9xcWhaazNkQ25SbTR4WFZLYkpKOFNydnFRdXltR01YcFJMMHJPSkpJNkZzTVQzQmxia0ZKYmloZ2hIQ1Y2M3UzeHI0QjdaelRQZm4taTFiOXNmNVZwZGdCX0NBVjVhcFhhdUdsSDBRTXUzaUF1V0FlaFh5N2R3YzNULXZpMEE=</text:p>
      <text:p text:style-name="P1">kubectl apply -f chatbot-secret.yml -n chatbot-ui</text:p>
      <text:p text:style-name="P1"/>
      <text:p text:style-name="P1">kubectl get secret chatbot-ui -n chatbot-ui -o yaml</text:p>
      <text:p text:style-name="P1"/>
      <text:p text:style-name="P1"><text:span text:style-name="T1"> ……………………………………………………………………..  ……………………………………………………………………..</text:span></text:p>
      <text:p text:style-name="P1"/>
      <text:p text:style-name="P1"><text:span text:style-name="T1"> </text:span>kubectl get all </text:p>
      <text:p text:style-name="P2">kubectl get svc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